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" svg:font-family="Arial" style:font-family-generic="swiss"/>
    <style:font-face style:name="FreeSans" svg:font-family="FreeSans" style:font-family-generic="swiss"/>
    <style:font-face style:name="Calabria1" svg:font-family="Calabria" style:font-family-generic="modern" style:font-pitch="fixed"/>
    <style:font-face style:name="Liberation Mono" svg:font-family="'Liberation Mono'" style:font-family-generic="modern" style:font-pitch="fixed"/>
    <style:font-face style:name="Calabria" svg:font-family="Calabri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Symbol" svg:font-family="Symbo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color="#4f81bd" style:font-name="Calibri" fo:font-size="13pt" fo:font-weight="bold" style:font-name-asian="ＭＳ ゴシック" style:font-size-asian="13pt" style:font-weight-asian="bold" style:font-name-complex="F" style:font-size-complex="13pt" style:font-weight-complex="bold"/>
    </style:style>
    <style:style style:name="P2" style:family="paragraph" style:parent-style-name="Standard">
      <style:paragraph-properties fo:margin-top="0cm" fo:margin-bottom="0.353cm"/>
    </style:style>
    <style:style style:name="P3" style:family="paragraph" style:parent-style-name="Standard">
      <style:paragraph-properties fo:margin-top="0cm" fo:margin-bottom="0cm" style:line-height-at-least="0.503cm"/>
      <style:text-properties fo:color="#f8f8f2" style:font-name="Consolas" fo:font-size="10.5pt" fo:font-weight="normal" fo:background-color="#282a36"/>
    </style:style>
    <style:style style:name="P4" style:family="paragraph" style:parent-style-name="Standard">
      <style:paragraph-properties fo:margin-top="0cm" fo:margin-bottom="0cm" style:line-height-at-least="0.503cm"/>
      <style:text-properties fo:color="#f8f8f2" fo:background-color="#282a36"/>
    </style:style>
    <style:style style:name="P5" style:family="paragraph" style:parent-style-name="Standard">
      <style:paragraph-properties fo:margin-top="0cm" fo:margin-bottom="0cm" style:line-height-at-least="0.503cm"/>
      <style:text-properties fo:color="#6272a4" style:font-name="Consolas" fo:font-size="10.5pt" fo:font-weight="normal" fo:background-color="#282a36"/>
    </style:style>
    <style:style style:name="P6" style:family="paragraph" style:parent-style-name="Standard">
      <style:paragraph-properties fo:margin-top="0cm" fo:margin-bottom="0cm" style:line-height-at-least="0.503cm"/>
    </style:style>
    <style:style style:name="P7" style:family="paragraph" style:parent-style-name="Heading_20_1" style:master-page-name="Standard">
      <style:paragraph-properties fo:margin-top="0.847cm" fo:margin-bottom="0cm" fo:keep-together="always" style:page-number="auto" fo:keep-with-next="always"/>
    </style:style>
    <style:style style:name="P8" style:family="paragraph" style:parent-style-name="Preformatted_20_Text">
      <style:text-properties style:font-name="Calabria1"/>
    </style:style>
    <style:style style:name="T1" style:family="text">
      <style:text-properties fo:color="#4f81bd" style:font-name="Calibri" fo:font-size="13pt" fo:font-weight="bold" style:font-name-asian="ＭＳ ゴシック" style:font-size-asian="13pt" style:font-weight-asian="bold" style:font-name-complex="F" style:font-size-complex="13pt" style:font-weight-complex="bold"/>
    </style:style>
    <style:style style:name="T2" style:family="text">
      <style:text-properties style:font-name="Calabria"/>
    </style:style>
    <style:style style:name="T3" style:family="text">
      <style:text-properties fo:color="#ff79c6"/>
    </style:style>
    <style:style style:name="T4" style:family="text">
      <style:text-properties fo:color="#ff79c6" style:font-name="Consolas" fo:font-size="10.5pt" fo:font-weight="normal"/>
    </style:style>
    <style:style style:name="T5" style:family="text">
      <style:text-properties fo:color="#ff79c6" style:font-name="Consolas" fo:font-size="10.5pt" fo:font-weight="normal" fo:background-color="#282a36"/>
    </style:style>
    <style:style style:name="T6" style:family="text">
      <style:text-properties fo:color="#f8f8f2" style:font-name="Consolas" fo:font-size="10.5pt" fo:font-weight="normal" fo:background-color="#282a36"/>
    </style:style>
    <style:style style:name="T7" style:family="text">
      <style:text-properties fo:color="#8be9fd"/>
    </style:style>
    <style:style style:name="T8" style:family="text">
      <style:text-properties fo:color="#8be9fd" style:font-name="Consolas" fo:font-size="10.5pt" fo:font-weight="normal"/>
    </style:style>
    <style:style style:name="T9" style:family="text">
      <style:text-properties fo:color="#8be9fd" style:font-name="Consolas" fo:font-size="10.5pt" fo:font-weight="normal" fo:background-color="#282a36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6272a4" style:font-name="Consolas" fo:font-size="10.5pt" fo:font-weight="normal"/>
    </style:style>
    <style:style style:name="T12" style:family="text">
      <style:text-properties fo:color="#6272a4" style:font-name="Consolas" fo:font-size="10.5pt" fo:font-weight="normal" fo:background-color="#282a36"/>
    </style:style>
    <style:style style:name="T13" style:family="text">
      <style:text-properties fo:color="#bd93f9"/>
    </style:style>
    <style:style style:name="T14" style:family="text">
      <style:text-properties fo:color="#bd93f9" style:font-name="Consolas" fo:font-size="10.5pt" fo:font-weight="normal"/>
    </style:style>
    <style:style style:name="T15" style:family="text">
      <style:text-properties fo:color="#bd93f9" style:font-name="Consolas" fo:font-size="10.5pt" fo:font-weight="normal" fo:background-color="#282a36"/>
    </style:style>
    <style:style style:name="T16" style:family="text">
      <style:text-properties fo:color="#bd93f9" style:font-name="Consolas" fo:font-size="10.5pt" fo:font-style="italic" fo:font-weight="normal"/>
    </style:style>
    <style:style style:name="T17" style:family="text">
      <style:text-properties fo:color="#ffb86c" style:font-name="Consolas" fo:font-size="10.5pt" fo:font-style="italic" fo:font-weight="normal"/>
    </style:style>
    <style:style style:name="T18" style:family="text">
      <style:text-properties fo:color="#ffb86c" fo:font-style="italic"/>
    </style:style>
    <style:style style:name="T19" style:family="text">
      <style:text-properties fo:color="#50fa7b"/>
    </style:style>
    <style:style style:name="T20" style:family="text">
      <style:text-properties fo:color="#50fa7b" style:font-name="Consolas" fo:font-size="10.5pt" fo:font-weight="normal"/>
    </style:style>
    <style:style style:name="T21" style:family="text">
      <style:text-properties fo:color="#50fa7b" style:font-name="Consolas" fo:font-size="10.5pt" fo:font-weight="normal" fo:background-color="#282a36"/>
    </style:style>
    <style:style style:name="T22" style:family="text">
      <style:text-properties fo:color="#f1fa8c"/>
    </style:style>
    <style:style style:name="T23" style:family="text">
      <style:text-properties fo:color="#f1fa8c" style:font-name="Consolas" fo:font-size="10.5pt" fo:font-weight="normal"/>
    </style:style>
    <style:style style:name="T24" style:family="text">
      <style:text-properties fo:color="#f1fa8c" style:font-name="Consolas" fo:font-size="10.5pt" fo:font-weight="normal" fo:background-color="#282a36"/>
    </style:style>
    <style:style style:name="T25" style:family="text">
      <style:text-properties fo:color="#e9f284"/>
    </style:style>
    <style:style style:name="T26" style:family="text">
      <style:text-properties fo:color="#e9f284" style:font-name="Consolas" fo:font-size="10.5pt" fo:font-weight="normal"/>
    </style:style>
    <style:style style:name="T27" style:family="text">
      <style:text-properties fo:color="#e9f284" style:font-name="Consolas" fo:font-size="10.5pt" fo:font-weight="normal" fo:background-color="#282a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10970266837114023" text:style-name="Outline">
        <text:list-item>
          <text:h text:style-name="P7" text:outline-level="1">Object-Oriented Programming in Python – Practice Set</text:h>
          <text:list>
            <text:list-item>
              <text:h text:style-name="Heading_20_2" text:outline-level="2">Exercise 1: Book Class</text:h>
            </text:list-item>
          </text:list>
        </text:list-item>
      </text:list>
      <text:p text:style-name="Standard">Create a class `Book` with attributes `title` and `author`. Create two book objects and print their information.<text:line-break/>Write your code here:<text:line-break/><text:span text:style-name="T12">#Primero defino la clase</text:span></text:p>
      <text:p text:style-name="P3"><text:span text:style-name="T3">class</text:span> <text:span text:style-name="T7">book</text:span>:</text:p>
      <text:p text:style-name="P4">    <text:span text:style-name="T11">#esta funcion se usa como construcor que inicia las variables title y autor </text:span></text:p>
      <text:p text:style-name="P4">    <text:span text:style-name="T4">def</text:span><text:span text:style-name="T10"> </text:span><text:span text:style-name="T14">__init__</text:span><text:span text:style-name="T10">(</text:span><text:span text:style-name="T16">self</text:span><text:span text:style-name="T10">, </text:span><text:span text:style-name="T17">title</text:span><text:span text:style-name="T10">, </text:span><text:span text:style-name="T17">author</text:span><text:span text:style-name="T10">):</text:span></text:p>
      <text:p text:style-name="P4">        <text:span text:style-name="T16">self</text:span><text:span text:style-name="T10">.title</text:span><text:span text:style-name="T4">=</text:span><text:span text:style-name="T17">title</text:span></text:p>
      <text:p text:style-name="P4">        <text:span text:style-name="T16">self</text:span><text:span text:style-name="T10">.author</text:span><text:span text:style-name="T4">=</text:span><text:span text:style-name="T17">author</text:span></text:p>
      <text:p text:style-name="P4">    <text:span text:style-name="T11">#esta funcion se usa para printear los objetos que se crean abajo</text:span></text:p>
      <text:p text:style-name="P4">    <text:span text:style-name="T4">def</text:span><text:span text:style-name="T10"> </text:span><text:span text:style-name="T20">decirLib</text:span><text:span text:style-name="T10">(</text:span><text:span text:style-name="T16">self</text:span><text:span text:style-name="T10">):</text:span></text:p>
      <text:p text:style-name="P4">        <text:span text:style-name="T20">print</text:span><text:span text:style-name="T10">(</text:span><text:span text:style-name="T4">f</text:span><text:span text:style-name="T23">"El libro creado es </text:span><text:span text:style-name="T14">{</text:span><text:span text:style-name="T16">self</text:span><text:span text:style-name="T10">.title</text:span><text:span text:style-name="T14">}</text:span><text:span text:style-name="T23"> y el autor es </text:span><text:span text:style-name="T14">{</text:span><text:span text:style-name="T16">self</text:span><text:span text:style-name="T10">.author</text:span><text:span text:style-name="T14">}</text:span><text:span text:style-name="T23">"</text:span><text:span text:style-name="T10">)</text:span></text:p>
      <text:p text:style-name="P5">#Crear Objetos</text:p>
      <text:p text:style-name="P3">libro1<text:span text:style-name="T3">=</text:span><text:span text:style-name="T7">book</text:span>(<text:span text:style-name="T25">"</text:span><text:span text:style-name="T22">Prueba1</text:span><text:span text:style-name="T25">"</text:span>,<text:span text:style-name="T25">"</text:span><text:span text:style-name="T22">yo</text:span><text:span text:style-name="T25">"</text:span>)</text:p>
      <text:p text:style-name="P3">libro2<text:span text:style-name="T3">=</text:span><text:span text:style-name="T7">book</text:span>(<text:span text:style-name="T25">"</text:span><text:span text:style-name="T22">Prueba2</text:span><text:span text:style-name="T25">"</text:span>,<text:span text:style-name="T25">"</text:span><text:span text:style-name="T22">tabienYO</text:span><text:span text:style-name="T25">"</text:span>)</text:p>
      <text:p text:style-name="P3">libro1.<text:span text:style-name="T19">decirLib</text:span>()</text:p>
      <text:p text:style-name="P6"><text:span text:style-name="T6">libro2.</text:span><text:span text:style-name="T21">decirLib</text:span><text:span text:style-name="T6">()</text:span></text:p>
      <text:list xml:id="list35754269" text:continue-numbering="true" text:style-name="Outline">
        <text:list-item>
          <text:list>
            <text:list-item>
              <text:h text:style-name="Heading_20_2" text:outline-level="2">Exercise 2: Car Class with Class Attribute</text:h>
            </text:list-item>
          </text:list>
        </text:list-item>
      </text:list>
      <text:p text:style-name="Standard">Create a class `Car` with a class attribute `wheels = 4` and instance attributes `brand` and `model`. Print the car information.<text:line-break/>Write your code here:<text:line-break/><text:span text:style-name="T12">#paso 1 definimos clase y le metemos attrib si necesita </text:span></text:p>
      <text:p text:style-name="P3"><text:span text:style-name="T3">class</text:span> <text:span text:style-name="T7">car</text:span>:</text:p>
      <text:p text:style-name="P4">    <text:span text:style-name="T10">wheels</text:span><text:span text:style-name="T4">=</text:span><text:span text:style-name="T14">4</text:span></text:p>
      <text:p text:style-name="P4">    <text:span text:style-name="T11">#Paso 2 ponemos un construct y metemos los attributos que pida el enek </text:span></text:p>
      <text:p text:style-name="P4">    <text:span text:style-name="T4">def</text:span><text:span text:style-name="T10"> </text:span><text:span text:style-name="T14">__init__</text:span><text:span text:style-name="T10">(</text:span><text:span text:style-name="T16">self</text:span><text:span text:style-name="T10">, </text:span><text:span text:style-name="T17">brand</text:span><text:span text:style-name="T10">,</text:span><text:span text:style-name="T17">model</text:span><text:span text:style-name="T10">):</text:span></text:p>
      <text:p text:style-name="P4">        <text:span text:style-name="T16">self</text:span><text:span text:style-name="T10">.brand</text:span><text:span text:style-name="T4">=</text:span><text:span text:style-name="T17">brand</text:span></text:p>
      <text:p text:style-name="P4">        <text:span text:style-name="T16">self</text:span><text:span text:style-name="T10">.model</text:span><text:span text:style-name="T4">=</text:span><text:span text:style-name="T17">model</text:span></text:p>
      <text:p text:style-name="P4">    <text:span text:style-name="T11">#el paso 3 podemos crear un funcion que printe algo o que haga cosas con </text:span></text:p>
      <text:p text:style-name="P4">    <text:span text:style-name="T11">#los objetos que creemos de la clase.</text:span></text:p>
      <text:p text:style-name="P4">    <text:span text:style-name="T4">def</text:span><text:span text:style-name="T10"> </text:span><text:span text:style-name="T20">infoDelCar</text:span><text:span text:style-name="T10">(</text:span><text:span text:style-name="T16">self</text:span><text:span text:style-name="T10">):</text:span></text:p>
      <text:p text:style-name="P4">        <text:span text:style-name="T20">print</text:span><text:span text:style-name="T10">(</text:span><text:span text:style-name="T4">f</text:span><text:span text:style-name="T23">" Brand: </text:span><text:span text:style-name="T14">{</text:span><text:span text:style-name="T16">self</text:span><text:span text:style-name="T10">.brand</text:span><text:span text:style-name="T14">}</text:span><text:span text:style-name="T23"> Model: </text:span><text:span text:style-name="T14">{</text:span><text:span text:style-name="T16">self</text:span><text:span text:style-name="T10">.model</text:span><text:span text:style-name="T14">}</text:span><text:span text:style-name="T23"> wheels: </text:span><text:span text:style-name="T14">{</text:span><text:span text:style-name="T8">car</text:span><text:span text:style-name="T10">.wheels</text:span><text:span text:style-name="T14">}</text:span><text:span text:style-name="T23">"</text:span><text:span text:style-name="T10">)</text:span></text:p>
      <text:p text:style-name="P5">##Aqui esta la obra donde se construyen los objetos</text:p>
      <text:p text:style-name="P3">coche1<text:span text:style-name="T3">=</text:span><text:span text:style-name="T7">car</text:span>(<text:span text:style-name="T25">"</text:span><text:span text:style-name="T22">Ferrari</text:span><text:span text:style-name="T25">"</text:span>,<text:span text:style-name="T25">"</text:span><text:span text:style-name="T22">488 GT3 EVO</text:span><text:span text:style-name="T25">"</text:span>)</text:p>
      <text:p text:style-name="P6"><text:span text:style-name="T6">coche1.</text:span><text:span text:style-name="T21">infoDelCar</text:span><text:span text:style-name="T6">()</text:span></text:p>
      <text:list xml:id="list35729447" text:continue-numbering="true" text:style-name="Outline">
        <text:list-item>
          <text:list>
            <text:list-item>
              <text:h text:style-name="Heading_20_2" text:outline-level="2"><text:soft-page-break/>Exercise 3: Dog Speak Method</text:h>
            </text:list-item>
          </text:list>
        </text:list-item>
      </text:list>
      <text:p text:style-name="Standard">Create a class `Dog` with attributes `name` and `age`, and a method `speak(sound)` that prints a message like 'Rex says Woof'.<text:line-break/>Write your code here:<text:line-break/><text:span text:style-name="T12">#Creo la clase</text:span></text:p>
      <text:p text:style-name="P6"/>
      <text:p text:style-name="P3"><text:span text:style-name="T3">class</text:span> <text:span text:style-name="T7">dog</text:span>:</text:p>
      <text:p text:style-name="P4">    <text:span text:style-name="T11">#Metodo Bob (el constructor) para iniciar las variables</text:span></text:p>
      <text:p text:style-name="P4">    <text:span text:style-name="T11">#que conponen el objeto</text:span></text:p>
      <text:p text:style-name="P4">    <text:span text:style-name="T4">def</text:span><text:span text:style-name="T10"> </text:span><text:span text:style-name="T14">__init__</text:span><text:span text:style-name="T10">(</text:span><text:span text:style-name="T16">self</text:span><text:span text:style-name="T10">, </text:span><text:span text:style-name="T17">name</text:span><text:span text:style-name="T10">, </text:span><text:span text:style-name="T17">age</text:span><text:span text:style-name="T10">):</text:span></text:p>
      <text:p text:style-name="P4">        <text:span text:style-name="T16">self</text:span><text:span text:style-name="T10">.name</text:span><text:span text:style-name="T4">=</text:span><text:span text:style-name="T17">name</text:span></text:p>
      <text:p text:style-name="P4">        <text:span text:style-name="T16">self</text:span><text:span text:style-name="T10">.age</text:span><text:span text:style-name="T4">=</text:span><text:span text:style-name="T17">age</text:span></text:p>
      <text:p text:style-name="P4">    <text:span text:style-name="T11">#Metodo que en este caso hace ladrar al bobi</text:span></text:p>
      <text:p text:style-name="P4">    <text:span text:style-name="T4">def</text:span><text:span text:style-name="T10"> </text:span><text:span text:style-name="T20">speak</text:span><text:span text:style-name="T10">(</text:span><text:span text:style-name="T16">self</text:span><text:span text:style-name="T10">, </text:span><text:span text:style-name="T17">bark</text:span><text:span text:style-name="T10">):</text:span></text:p>
      <text:p text:style-name="P4">        <text:span text:style-name="T20">print</text:span><text:span text:style-name="T10">(</text:span><text:span text:style-name="T4">f</text:span><text:span text:style-name="T23">"</text:span><text:span text:style-name="T14">{</text:span><text:span text:style-name="T16">self</text:span><text:span text:style-name="T10">.name</text:span><text:span text:style-name="T14">}</text:span><text:span text:style-name="T23"> dice </text:span><text:span text:style-name="T14">{</text:span><text:span text:style-name="T17">bark</text:span><text:span text:style-name="T14">}</text:span><text:span text:style-name="T23">"</text:span><text:span text:style-name="T10">)</text:span></text:p>
      <text:p text:style-name="P5">#construyo los objetos.</text:p>
      <text:p text:style-name="P3">nombre<text:span text:style-name="T3">=</text:span><text:span text:style-name="T7">dog</text:span>(<text:span text:style-name="T25">"</text:span><text:span text:style-name="T22">bobi</text:span><text:span text:style-name="T25">"</text:span>,<text:span text:style-name="T13">1</text:span>)</text:p>
      <text:p text:style-name="P5">#boby dice woof y si se crea otro perro podria ladrar diferente</text:p>
      <text:p text:style-name="P6"><text:span text:style-name="T6">nombre.</text:span><text:span text:style-name="T21">speak</text:span><text:span text:style-name="T6">(</text:span><text:span text:style-name="T27">"</text:span><text:span text:style-name="T24">Woof</text:span><text:span text:style-name="T27">"</text:span><text:span text:style-name="T6">)</text:span></text:p>
      <text:list xml:id="list35751259" text:continue-numbering="true" text:style-name="Outline">
        <text:list-item>
          <text:list>
            <text:list-item>
              <text:h text:style-name="Heading_20_2" text:outline-level="2">Exercise 4: Dog __str__ Method</text:h>
            </text:list-item>
          </text:list>
        </text:list-item>
      </text:list>
      <text:p text:style-name="Standard">Add a `__str__` method to the `Dog` class that returns a string like 'Rex is 5 years old'.<text:line-break/>Write your code here:<text:line-break/><text:span text:style-name="T12">#Creo la clase</text:span></text:p>
      <text:p text:style-name="P3"><text:span text:style-name="T3">class</text:span> <text:span text:style-name="T7">Dog</text:span>:</text:p>
      <text:p text:style-name="P4">    <text:span text:style-name="T11">#Metodo Bob (el constructor) para iniciar las variables</text:span></text:p>
      <text:p text:style-name="P4">    <text:span text:style-name="T11">#que conponen el objeto</text:span></text:p>
      <text:p text:style-name="P4">    <text:span text:style-name="T4">def</text:span><text:span text:style-name="T10"> </text:span><text:span text:style-name="T14">__init__</text:span><text:span text:style-name="T10">(</text:span><text:span text:style-name="T16">self</text:span><text:span text:style-name="T10">, </text:span><text:span text:style-name="T17">name</text:span><text:span text:style-name="T10">, </text:span><text:span text:style-name="T17">age</text:span><text:span text:style-name="T10">):</text:span></text:p>
      <text:p text:style-name="P4">        <text:span text:style-name="T16">self</text:span><text:span text:style-name="T10">.name</text:span><text:span text:style-name="T4">=</text:span><text:span text:style-name="T17">name</text:span></text:p>
      <text:p text:style-name="P4">        <text:span text:style-name="T16">self</text:span><text:span text:style-name="T10">.age</text:span><text:span text:style-name="T4">=</text:span><text:span text:style-name="T17">age</text:span></text:p>
      <text:p text:style-name="P4">    <text:span text:style-name="T11">#Metodo para poner en texto plano el contenido de las vareiables (creo preguntar) </text:span></text:p>
      <text:p text:style-name="P4">    <text:span text:style-name="T4">def</text:span><text:span text:style-name="T10"> </text:span><text:span text:style-name="T14">__str__</text:span><text:span text:style-name="T10">(</text:span><text:span text:style-name="T16">self</text:span><text:span text:style-name="T10">):</text:span></text:p>
      <text:p text:style-name="P4">        <text:span text:style-name="T4">return</text:span><text:span text:style-name="T10"> </text:span><text:span text:style-name="T4">f</text:span><text:span text:style-name="T23">"</text:span><text:span text:style-name="T14">{</text:span><text:span text:style-name="T16">self</text:span><text:span text:style-name="T10">.name</text:span><text:span text:style-name="T14">}</text:span><text:span text:style-name="T23"> tiene </text:span><text:span text:style-name="T14">{</text:span><text:span text:style-name="T16">self</text:span><text:span text:style-name="T10">.age</text:span><text:span text:style-name="T14">}</text:span><text:span text:style-name="T23"> años"</text:span></text:p>
      <text:p text:style-name="P5">#construyo los objetos.</text:p>
      <text:p text:style-name="P3">nombre<text:span text:style-name="T3">=</text:span><text:span text:style-name="T7">Dog</text:span>(<text:span text:style-name="T25">"</text:span><text:span text:style-name="T22">bobi</text:span><text:span text:style-name="T25">"</text:span>,<text:span text:style-name="T13">1</text:span>)</text:p>
      <text:p text:style-name="P5">#muestra el objeto</text:p>
      <text:p text:style-name="P3"><text:span text:style-name="T13">print</text:span>(nombre)</text:p>
      <text:p text:style-name="Standard"><text:line-break/><text:line-break/><text:line-break/></text:p>
      <text:list xml:id="list35750527" text:continue-numbering="true" text:style-name="Outline">
        <text:list-item>
          <text:list>
            <text:list-item>
              <text:h text:style-name="Heading_20_2" text:outline-level="2"><text:soft-page-break/>Exercise 5: BankAccount Encapsulation</text:h>
            </text:list-item>
          </text:list>
        </text:list-item>
      </text:list>
      <text:p text:style-name="Standard">Create a class `BankAccount` with a private attribute `__balance`. Add methods `deposit()`, `withdraw()`, and `get_balance()`.<text:line-break/>Write your code here:<text:line-break/><text:span text:style-name="T5">class</text:span><text:span text:style-name="T6"> </text:span><text:span text:style-name="T9">BankAccount</text:span><text:span text:style-name="T6">:</text:span></text:p>
      <text:p text:style-name="P4">    <text:span text:style-name="T4">def</text:span><text:span text:style-name="T10"> </text:span><text:span text:style-name="T14">__init__</text:span><text:span text:style-name="T10">(</text:span><text:span text:style-name="T16">self</text:span><text:span text:style-name="T10">,</text:span><text:span text:style-name="T17">balance</text:span><text:span text:style-name="T10">):</text:span></text:p>
      <text:p text:style-name="P4">        <text:span text:style-name="T16">self</text:span><text:span text:style-name="T10">.__balance</text:span><text:span text:style-name="T4">=</text:span><text:span text:style-name="T17">balance</text:span></text:p>
      <text:p text:style-name="P4">    <text:span text:style-name="T4">def</text:span><text:span text:style-name="T10"> </text:span><text:span text:style-name="T20">deposit</text:span><text:span text:style-name="T10">(</text:span><text:span text:style-name="T16">self</text:span><text:span text:style-name="T10">,</text:span><text:span text:style-name="T17">agregar</text:span><text:span text:style-name="T10">):</text:span></text:p>
      <text:p text:style-name="P4">        <text:span text:style-name="T16">self</text:span><text:span text:style-name="T10">.__balance</text:span><text:span text:style-name="T4">=</text:span><text:span text:style-name="T16">self</text:span><text:span text:style-name="T10">.__balance</text:span><text:span text:style-name="T4">+</text:span><text:span text:style-name="T17">agregar</text:span></text:p>
      <text:p text:style-name="P4">    <text:span text:style-name="T4">def</text:span><text:span text:style-name="T10"> </text:span><text:span text:style-name="T20">withdraw</text:span><text:span text:style-name="T10">(</text:span><text:span text:style-name="T16">self</text:span><text:span text:style-name="T10">,</text:span><text:span text:style-name="T17">quitar</text:span><text:span text:style-name="T10">):</text:span></text:p>
      <text:p text:style-name="P4">        <text:span text:style-name="T4">if</text:span><text:span text:style-name="T10">  </text:span><text:span text:style-name="T17">quitar</text:span><text:span text:style-name="T10"> </text:span><text:span text:style-name="T4">&lt;=</text:span><text:span text:style-name="T10"> </text:span><text:span text:style-name="T16">self</text:span><text:span text:style-name="T10">.__balance:</text:span></text:p>
      <text:p text:style-name="P4">            <text:span text:style-name="T16">self</text:span><text:span text:style-name="T10">.__balance</text:span><text:span text:style-name="T4">=</text:span><text:span text:style-name="T16">self</text:span><text:span text:style-name="T10">.__balance</text:span><text:span text:style-name="T4">-</text:span><text:span text:style-name="T17">quitar</text:span></text:p>
      <text:p text:style-name="P4">        <text:span text:style-name="T4">else</text:span><text:span text:style-name="T10">:</text:span></text:p>
      <text:p text:style-name="P4">            <text:span text:style-name="T11">#Print de error so intenta quitar más de lo que tiene</text:span></text:p>
      <text:p text:style-name="P4">            <text:span text:style-name="T20">print</text:span><text:span text:style-name="T10">(</text:span><text:span text:style-name="T26">"</text:span><text:span text:style-name="T23">Saldo insuficiente</text:span><text:span text:style-name="T26">"</text:span><text:span text:style-name="T10">)</text:span></text:p>
      <text:p text:style-name="P4">    <text:span text:style-name="T4">def</text:span><text:span text:style-name="T10"> </text:span><text:span text:style-name="T20">get_balance</text:span><text:span text:style-name="T10">(</text:span><text:span text:style-name="T16">self</text:span><text:span text:style-name="T10">):</text:span></text:p>
      <text:p text:style-name="P4">        <text:span text:style-name="T4">return</text:span><text:span text:style-name="T10"> </text:span><text:span text:style-name="T16">self</text:span><text:span text:style-name="T10">.__balance</text:span></text:p>
      <text:p text:style-name="P5">##crear objeto</text:p>
      <text:p text:style-name="P3">Cuenta1<text:span text:style-name="T3">=</text:span><text:span text:style-name="T7">BankAccount</text:span>(<text:span text:style-name="T13">100</text:span>)</text:p>
      <text:p text:style-name="P3">Cuenta1.<text:span text:style-name="T19">deposit</text:span>(<text:span text:style-name="T13">50</text:span>)</text:p>
      <text:p text:style-name="P3">Cuenta1.<text:span text:style-name="T19">withdraw</text:span>(<text:span text:style-name="T13">100</text:span>)</text:p>
      <text:p text:style-name="P5">#print que nos dice el balance de la cuenta</text:p>
      <text:p text:style-name="P6"><text:span text:style-name="T21">print</text:span><text:span text:style-name="T6">(</text:span><text:span text:style-name="T5">f</text:span><text:span text:style-name="T24">"Balance actual </text:span><text:span text:style-name="T15">{</text:span><text:span text:style-name="T6">Cuenta1.</text:span><text:span text:style-name="T21">get_balance</text:span><text:span text:style-name="T6">()</text:span><text:span text:style-name="T15">}</text:span><text:span text:style-name="T24">"</text:span><text:span text:style-name="T6">)</text:span></text:p>
      <text:list xml:id="list35756493" text:continue-numbering="true" text:style-name="Outline">
        <text:list-item>
          <text:list>
            <text:list-item>
              <text:h text:style-name="Heading_20_2" text:outline-level="2">Exercise 6: Animal Inheritance</text:h>
            </text:list-item>
          </text:list>
        </text:list-item>
      </text:list>
      <text:p text:style-name="Standard">Create a base class `Animal` and subclasses `Dog` and `Cat` that override a `speak()` method.<text:line-break/>Write your code here:<text:line-break/><text:span text:style-name="T5">class</text:span><text:span text:style-name="T6"> </text:span><text:span text:style-name="T9">Animal</text:span><text:span text:style-name="T6">:</text:span></text:p>
      <text:p text:style-name="P4">    <text:span text:style-name="T4">def</text:span><text:span text:style-name="T10"> </text:span><text:span text:style-name="T20">speak</text:span><text:span text:style-name="T10">(</text:span><text:span text:style-name="T16">self</text:span><text:span text:style-name="T10">):</text:span></text:p>
      <text:p text:style-name="P4">        <text:span text:style-name="T20">print</text:span><text:span text:style-name="T10">(</text:span><text:span text:style-name="T26">"</text:span><text:span text:style-name="T23">sonido del bicho</text:span><text:span text:style-name="T26">"</text:span><text:span text:style-name="T10">)</text:span></text:p>
      <text:p text:style-name="P3"><text:span text:style-name="T3">class</text:span> <text:span text:style-name="T7">Dog</text:span>(<text:span text:style-name="T7">Animal</text:span>):</text:p>
      <text:p text:style-name="P4">    <text:span text:style-name="T4">def</text:span><text:span text:style-name="T10"> </text:span><text:span text:style-name="T20">speak</text:span><text:span text:style-name="T10">(</text:span><text:span text:style-name="T16">self</text:span><text:span text:style-name="T10">):</text:span></text:p>
      <text:p text:style-name="P4">        <text:span text:style-name="T20">print</text:span><text:span text:style-name="T10">(</text:span><text:span text:style-name="T26">"</text:span><text:span text:style-name="T23">El perro dice Guau</text:span><text:span text:style-name="T26">"</text:span><text:span text:style-name="T10">)</text:span></text:p>
      <text:p text:style-name="P3"><text:span text:style-name="T3">class</text:span> <text:span text:style-name="T7">Cat</text:span>(<text:span text:style-name="T7">Animal</text:span>):</text:p>
      <text:p text:style-name="P4">    <text:span text:style-name="T4">def</text:span><text:span text:style-name="T10"> </text:span><text:span text:style-name="T20">speak</text:span><text:span text:style-name="T10">(</text:span><text:span text:style-name="T16">self</text:span><text:span text:style-name="T10">):</text:span></text:p>
      <text:p text:style-name="P4">        <text:span text:style-name="T20">print</text:span><text:span text:style-name="T10">(</text:span><text:span text:style-name="T26">"</text:span><text:span text:style-name="T23">El gato dice Miau</text:span><text:span text:style-name="T26">"</text:span><text:span text:style-name="T10">)</text:span></text:p>
      <text:p text:style-name="P3">dog1<text:span text:style-name="T3">=</text:span><text:span text:style-name="T7">Dog</text:span>()</text:p>
      <text:p text:style-name="P3">dog1.<text:span text:style-name="T19">speak</text:span>()</text:p>
      <text:p text:style-name="P6"/>
      <text:p text:style-name="P3">cat1<text:span text:style-name="T3">=</text:span><text:span text:style-name="T7">Cat</text:span>()</text:p>
      <text:p text:style-name="P3">cat1.<text:span text:style-name="T19">speak</text:span>()</text:p>
      <text:p text:style-name="Standard"><text:span text:style-name="T6"/></text:p>
      <text:p text:style-name="Standard"/>
      <text:list xml:id="list35739879" text:continue-numbering="true" text:style-name="Outline">
        <text:list-item>
          <text:list>
            <text:list-item>
              <text:h text:style-name="Heading_20_2" text:outline-level="2"><text:soft-page-break/>Exercise 7: Polymorphism Function</text:h>
            </text:list-item>
          </text:list>
        </text:list-item>
      </text:list>
      <text:p text:style-name="Standard">Use polymorphism to define a function `animal_sound(animal)` that calls `speak()` on any type of animal.<text:line-break/>Write your code here:<text:line-break/><text:span text:style-name="T12">#definimos funcion que se usara para hacer hablar a los diferentes animales (que tengan funcion speak)</text:span></text:p>
      <text:p text:style-name="P3"><text:span text:style-name="T3">def</text:span> <text:span text:style-name="T19">animal_sound</text:span>(<text:span text:style-name="T18">animal</text:span>):</text:p>
      <text:p text:style-name="P4">        <text:span text:style-name="T17">animal</text:span><text:span text:style-name="T10">.speak()</text:span></text:p>
      <text:p text:style-name="P3"><text:span text:style-name="T3">class</text:span> <text:span text:style-name="T7">Perro</text:span>():</text:p>
      <text:p text:style-name="P4">    <text:span text:style-name="T4">def</text:span><text:span text:style-name="T10"> </text:span><text:span text:style-name="T20">speak</text:span><text:span text:style-name="T10">(</text:span><text:span text:style-name="T16">self</text:span><text:span text:style-name="T10">):</text:span></text:p>
      <text:p text:style-name="P4">        <text:span text:style-name="T20">print</text:span><text:span text:style-name="T10">(</text:span><text:span text:style-name="T26">"</text:span><text:span text:style-name="T23">Guau</text:span><text:span text:style-name="T26">"</text:span><text:span text:style-name="T10">)</text:span></text:p>
      <text:p text:style-name="P3"><text:span text:style-name="T3">class</text:span> <text:span text:style-name="T7">Humano</text:span>():</text:p>
      <text:p text:style-name="P4">    <text:span text:style-name="T4">def</text:span><text:span text:style-name="T10"> </text:span><text:span text:style-name="T20">speak</text:span><text:span text:style-name="T10">(</text:span><text:span text:style-name="T16">self</text:span><text:span text:style-name="T10">):</text:span></text:p>
      <text:p text:style-name="P4">        <text:span text:style-name="T20">print</text:span><text:span text:style-name="T10">(</text:span><text:span text:style-name="T26">"</text:span><text:span text:style-name="T23">Hola</text:span><text:span text:style-name="T26">"</text:span><text:span text:style-name="T10">)</text:span></text:p>
      <text:p text:style-name="P5">#La idea seria llamar en este caso a una funcion definida para algo concreto pero desde diferentes lugares</text:p>
      <text:p text:style-name="P3"><text:span text:style-name="T19">animal_sound</text:span>(<text:span text:style-name="T7">Perro</text:span>())</text:p>
      <text:p text:style-name="P3"><text:span text:style-name="T19">animal_sound</text:span>(<text:span text:style-name="T7">Humano</text:span>())</text:p>
      <text:p text:style-name="Standard"/>
      <text:list xml:id="list35731724" text:continue-numbering="true" text:style-name="Outline">
        <text:list-item>
          <text:list>
            <text:list-item>
              <text:h text:style-name="Heading_20_2" text:outline-level="2">Exercise 8: Shape Abstraction</text:h>
            </text:list-item>
          </text:list>
        </text:list-item>
      </text:list>
      <text:p text:style-name="Standard">Create an abstract class `Shape` with method `area()`. Implement subclasses `Circle` and `Rectangle` that calculate their area.</text:p>
      <text:p text:style-name="Standard"><text:line-break/>Write your code here:<text:line-break/><text:line-break/><text:line-break/><text:line-break/></text:p>
      <text:list xml:id="list35748610" text:continue-numbering="true" text:style-name="Outline">
        <text:list-item>
          <text:list>
            <text:list-item>
              <text:h text:style-name="Heading_20_2" text:outline-level="2">Exercise 9: Vehicle Project</text:h>
            </text:list-item>
          </text:list>
        </text:list-item>
      </text:list>
      <text:p text:style-name="Standard">Create a base class `Vehicle` and subclasses `Car` and `Motorbike` with specific methods like `open_trunk()` and `do_wheelie()`.</text:p>
      <text:p text:style-name="Standard"><text:line-break/>Write your code here:<text:line-break/><text:line-break/><text:line-break/><text:line-break/></text:p>
      <text:list xml:id="list35757542" text:continue-numbering="true" text:style-name="Outline">
        <text:list-item>
          <text:list>
            <text:list-item>
              <text:h text:style-name="Heading_20_2" text:outline-level="2"><text:soft-page-break/>Exercise 10: User Counter</text:h>
            </text:list-item>
          </text:list>
        </text:list-item>
      </text:list>
      <text:p text:style-name="Standard">Create a class `User` that counts how many users are created using a class variable `user_count`.</text:p>
      <text:p text:style-name="Standard"><text:line-break/>Write your code here:<text:line-break/><text:line-break/><text:line-break/><text:span text:style-name="T1">## Exercise 11: Student Grade Comparison with Private Attributes</text:span></text:p>
      <text:p text:style-name="Preformatted_20_Text"/>
      <text:p text:style-name="Preformatted_20_Text"><text:span text:style-name="T2">Create a class `Student` with **private attributes** `__name` and `__grade`. Implement:</text:span></text:p>
      <text:p text:style-name="Preformatted_20_Text"><text:span text:style-name="T2">- Getters and setters for `grade` (validate that the grade is between 0 and 10).</text:span></text:p>
      <text:p text:style-name="Preformatted_20_Text"><text:span text:style-name="T2">- A method `promote()` that increases the grade by 1 (max 10).</text:span></text:p>
      <text:p text:style-name="Preformatted_20_Text"><text:span text:style-name="T2">- Override the `__eq__` method to compare grades between two students.</text:span></text:p>
      <text:p text:style-name="Preformatted_20_Text"><text:span text:style-name="T2">- A static method `average_grade(students)` that uses the `statistics` module to calculate the average grade of a list of students.</text:span></text:p>
      <text:p text:style-name="Preformatted_20_Text"/>
      <text:p text:style-name="Preformatted_20_Text">Write your code here:</text:p>
      <text:p text:style-name="Preformatted_20_Text"/>
      <text:p text:style-name="Preformatted_20_Text">---</text:p>
      <text:p text:style-name="Preformatted_20_Text"/>
      <text:p text:style-name="Standard"><text:span text:style-name="T1">## Exercise 12: Employee with Default Values and Validation</text:span></text:p>
      <text:p text:style-name="P1"/>
      <text:p text:style-name="Preformatted_20_Text"><text:span text:style-name="T2">Create a class `Employee` with **private attributes** `__name`, `__role` (default 'Intern'), and `__salary` (default 0). Implement:</text:span></text:p>
      <text:p text:style-name="Preformatted_20_Text"><text:span text:style-name="T2">- Getters and setters for `role` (validate it is one of: 'Intern', 'Junior', 'Senior', 'Manager') and `salary` (validate it is non-negative).</text:span></text:p>
      <text:p text:style-name="Preformatted_20_Text"><text:span text:style-name="T2">- A method `give_raise(percentage)` that increases the salary by the given percentage.</text:span></text:p>
      <text:p text:style-name="Preformatted_20_Text"><text:span text:style-name="T2">- Use the `datetime` module to calculate the employee's tenure (years since hiring).</text:span></text:p>
      <text:p text:style-name="Preformatted_20_Text"/>
      <text:p text:style-name="Preformatted_20_Text">Write your code here:</text:p>
      <text:p text:style-name="Preformatted_20_Text"/>
      <text:p text:style-name="Preformatted_20_Text">---</text:p>
      <text:p text:style-name="Preformatted_20_Text"/>
      <text:p text:style-name="Standard"><text:span text:style-name="T1">## Exercise 13: Temperature with Private Attributes and Validation</text:span></text:p>
      <text:p text:style-name="P1"/>
      <text:p text:style-name="Preformatted_20_Text"><text:span text:style-name="T2">Create a class `Temperature` with a **private attribute** `__celsius`. Implement:</text:span></text:p>
      <text:p text:style-name="Preformatted_20_Text"><text:span text:style-name="T2">- Getters and setters for `celsius` (validate it is between -273.15°C and 1000°C).</text:span></text:p>
      <text:p text:style-name="Preformatted_20_Text"><text:span text:style-name="T2">- Methods `freeze()` and `boil()` that return whether the temperature is below 0°C or above 100°C, respectively.</text:span></text:p>
      <text:p text:style-name="Preformatted_20_Text"><text:span text:style-name="T2">- A method `to_fahrenheit()` that converts Celsius to Fahrenheit (use the `math` module to round the result).</text:span></text:p>
      <text:p text:style-name="Preformatted_20_Text"/>
      <text:p text:style-name="Preformatted_20_Text"><text:soft-page-break/>Write your code here:</text:p>
      <text:p text:style-name="Preformatted_20_Text"/>
      <text:p text:style-name="Preformatted_20_Text">---</text:p>
      <text:p text:style-name="Preformatted_20_Text"/>
      <text:p text:style-name="Standard"><text:span text:style-name="T1">## Exercise 14: MathUtils with Static Methods</text:span></text:p>
      <text:p text:style-name="P1"/>
      <text:p text:style-name="Preformatted_20_Text"><text:span text:style-name="T2">Create a class `MathUtils` with static methods:</text:span></text:p>
      <text:p text:style-name="Preformatted_20_Text"><text:span text:style-name="T2">- `is_even(number)`: Returns whether a number is even.</text:span></text:p>
      <text:p text:style-name="Preformatted_20_Text"><text:span text:style-name="T2">- `is_prime(number)`: Returns whether a number is prime (use the `math` module for optimization).</text:span></text:p>
      <text:p text:style-name="Preformatted_20_Text"><text:span text:style-name="T2">- `factorial(number)`: Returns the factorial of a number.</text:span></text:p>
      <text:p text:style-name="Preformatted_20_Text"><text:span text:style-name="T2">- `fibonacci(n)`: Returns the nth Fibonacci number.</text:span></text:p>
      <text:p text:style-name="Preformatted_20_Text"/>
      <text:p text:style-name="Preformatted_20_Text">Write your code here:</text:p>
      <text:p text:style-name="Preformatted_20_Text"/>
      <text:p text:style-name="Preformatted_20_Text">---</text:p>
      <text:p text:style-name="Preformatted_20_Text"/>
      <text:p text:style-name="Standard"><text:span text:style-name="T1">## Exercise 15: Person with Class Method and Validation</text:span></text:p>
      <text:p text:style-name="P1"/>
      <text:p text:style-name="Preformatted_20_Text"><text:span text:style-name="T2">Create a class `Person` with **private attributes** `__name` and `__age`. Implement:</text:span></text:p>
      <text:p text:style-name="Preformatted_20_Text"><text:span text:style-name="T2">- Getters and setters for `name` (validate it is not empty) and `age` (validate it is non-negative).</text:span></text:p>
      <text:p text:style-name="Preformatted_20_Text"><text:span text:style-name="T2">- A class method `from_birth_year(cls, name, birth_year)` that creates a `Person` and calculates their age using the `datetime` module.</text:span></text:p>
      <text:p text:style-name="Preformatted_20_Text"><text:span text:style-name="T2">- A method `is_adult()` that returns `True` if the person is 18 or older.</text:span></text:p>
      <text:p text:style-name="P8"/>
      <text:p text:style-name="Preformatted_20_Text">Write your code here:</text:p>
      <text:p text:style-name="Preformatted_20_Text"/>
      <text:p text:style-name="Preformatted_20_Text">---</text:p>
      <text:p text:style-name="Preformatted_20_Text"/>
      <text:p text:style-name="Standard"><text:span text:style-name="T1">## Exercise 16: Duck with Multiple Inheritance and Randomness</text:span></text:p>
      <text:p text:style-name="P1"/>
      <text:p text:style-name="Preformatted_20_Text"><text:span text:style-name="T2">Create two base classes, `Flyable` and `Swimmable`, each with a **private attribute** `__speed` and getters/setters that validate speed is positive. Then, create a subclass `Duck` that inherits from both. Implement:</text:span></text:p>
      <text:p text:style-name="Preformatted_20_Text"><text:span text:style-name="T2">- A method `race(duck2)` that compares the speed of two ducks.</text:span></text:p>
      <text:p text:style-name="Preformatted_20_Text"><text:span text:style-name="T2">- Use the `random` module to generate random speeds for `Flyable` and `Swimmable`.</text:span></text:p>
      <text:p text:style-name="Preformatted_20_Text"/>
      <text:p text:style-name="Preformatted_20_Text">Write your code here:</text:p>
      <text:p text:style-name="Preformatted_20_Text"/>
      <text:p text:style-name="Preformatted_20_Text">---</text:p>
      <text:p text:style-name="Preformatted_20_Text"/>
      <text:p text:style-name="Standard"><text:span text:style-name="T1">## Exercise 17: Vehicle Override with Fuel Validation</text:span></text:p>
      <text:p text:style-name="Preformatted_20_Text"><text:soft-page-break/></text:p>
      <text:p text:style-name="Preformatted_20_Text"><text:span text:style-name="T2">Create a base class `Vehicle` with a **private attribute** `__fuel_level` and a method `move()`. Then, create a subclass `Car` that overrides `move()` but also calls `super().move()`. Implement:</text:span></text:p>
      <text:p text:style-name="Preformatted_20_Text"><text:span text:style-name="T2">- Getters and setters for `fuel_level` (validate it is non-negative).</text:span></text:p>
      <text:p text:style-name="Preformatted_20_Text"><text:span text:style-name="T2">- A method `refuel(liters)` that increases the fuel level.</text:span></text:p>
      <text:p text:style-name="Preformatted_20_Text"><text:span text:style-name="T2">- Use the `time` module to simulate travel time in `move()`.</text:span></text:p>
      <text:p text:style-name="Preformatted_20_Text"/>
      <text:p text:style-name="Preformatted_20_Text">Write your code here:</text:p>
      <text:p text:style-name="Preformatted_20_Text"/>
      <text:p text:style-name="Preformatted_20_Text">---</text:p>
      <text:p text:style-name="Preformatted_20_Text"/>
      <text:p text:style-name="Standard"><text:span text:style-name="T1">## Exercise 18: Appliance Abstraction with Enums</text:span></text:p>
      <text:p text:style-name="Preformatted_20_Text"/>
      <text:p text:style-name="Preformatted_20_Text"><text:span text:style-name="T2">Create an abstract class `Appliance` with an abstract method `turn_on()` and a **private attribute** `__is_on`. Then, create subclasses `WashingMachine` and `Microwave` that implement `turn_on()`. Implement:</text:span></text:p>
      <text:p text:style-name="Preformatted_20_Text"><text:span text:style-name="T2">- Getters for `__is_on`.</text:span></text:p>
      <text:p text:style-name="Preformatted_20_Text"><text:span text:style-name="T2">- In `WashingMachine`, add a method `set_program(program)` (validate the program using the `enum` module).</text:span></text:p>
      <text:p text:style-name="Preformatted_20_Text"><text:span text:style-name="T2">- In `Microwave`, add a method `set_time(minutes)` (validate time is positive).</text:span></text:p>
      <text:p text:style-name="Preformatted_20_Text"/>
      <text:p text:style-name="Preformatted_20_Text">Write your code here:</text:p>
      <text:p text:style-name="Preformatted_20_Text"/>
      <text:p text:style-name="Preformatted_20_Text">---</text:p>
      <text:p text:style-name="Preformatted_20_Text"/>
      <text:p text:style-name="Standard"><text:span text:style-name="T1">## Exercise 19: Car and Engine Composition with Logging</text:span></text:p>
      <text:p text:style-name="Preformatted_20_Text"/>
      <text:p text:style-name="Preformatted_20_Text"><text:span text:style-name="T2">Create a class `Engine` with **private attributes** `__horsepower` and `__is_running`, and methods `start()` and `stop()`. Then, create a class `Car` that contains an `Engine` object. Implement:</text:span></text:p>
      <text:p text:style-name="Preformatted_20_Text"><text:span text:style-name="T2">- Getters and setters for `horsepower` (validate it is positive) and `is_running` (only modifiable via `start()` and `stop()`).</text:span></text:p>
      <text:p text:style-name="Preformatted_20_Text"><text:span text:style-name="T2">- In `Car`, add methods `accelerate()` and `brake()` that use `horsepower`.</text:span></text:p>
      <text:p text:style-name="Preformatted_20_Text"><text:span text:style-name="T2">- Use the `logging` module to log events like "Engine started" or "Braking".</text:span></text:p>
      <text:p text:style-name="Preformatted_20_Text"/>
      <text:p text:style-name="P2">Write your code her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" svg:font-family="Arial" style:font-family-generic="swiss"/>
    <style:font-face style:name="FreeSans" svg:font-family="FreeSans" style:font-family-generic="swiss"/>
    <style:font-face style:name="Calabria1" svg:font-family="Calabria" style:font-family-generic="modern" style:font-pitch="fixed"/>
    <style:font-face style:name="Liberation Mono" svg:font-family="'Liberation Mono'" style:font-family-generic="modern" style:font-pitch="fixed"/>
    <style:font-face style:name="Calabria" svg:font-family="Calabri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Symbol" svg:font-family="Symbo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style:writing-mode="lr-tb"/>
      <style:text-properties fo:color="#00000a" style:font-name="Cambria" fo:font-size="11pt" fo:language="en" fo:country="US" style:letter-kerning="tru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" style:font-size-asian="14pt" style:font-name-complex="FreeSans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cm" fo:margin-right="0cm" fo:margin-top="0cm" fo:margin-bottom="0.353cm" fo:text-indent="-0.635cm" style:auto-text-indent="false"/>
      <style:text-properties style:font-name-complex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name-asian="ＭＳ ゴシック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name-asian="ＭＳ ゴシック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name-asian="ＭＳ ゴシック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asian="ＭＳ ゴシック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name-asian="ＭＳ ゴシック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name-asian="ＭＳ ゴシック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name-asian="ＭＳ ゴシック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name-asian="ＭＳ ゴシック" style:font-size-asian="10pt" style:font-style-asian="italic" style:font-name-complex="F" style:font-size-complex="10pt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text-align="start" style:justify-single-word="false" fo:orphans="2" fo:widows="2" style:writing-mode="lr-tb"/>
      <style:text-properties fo:color="#00000a" style:font-name="Cambria" fo:font-size="11pt" fo:language="en" fo:country="US" style:letter-kerning="tru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name-asian="ＭＳ ゴシック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name-asian="ＭＳ ゴシック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top="0cm" fo:margin-bottom="0.353cm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353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353cm" fo:text-indent="-0.635cm" style:auto-text-indent="false"/>
    </style:style>
    <style:style style:name="List_20_Bullet" style:display-name="List Bullet" style:family="paragraph" style:parent-style-name="Standard" style:default-outline-level="" style:list-style-name="">
      <style:paragraph-properties fo:margin-top="0cm" fo:margin-bottom="0.353cm"/>
    </style:style>
    <style:style style:name="List_20_Bullet_20_2" style:display-name="List Bullet 2" style:family="paragraph" style:parent-style-name="Standard" style:default-outline-level="" style:list-style-name="">
      <style:paragraph-properties fo:margin-top="0cm" fo:margin-bottom="0.353cm"/>
    </style:style>
    <style:style style:name="List_20_Bullet_20_3" style:display-name="List Bullet 3" style:family="paragraph" style:parent-style-name="Standard" style:default-outline-level="" style:list-style-name="">
      <style:paragraph-properties fo:margin-top="0cm" fo:margin-bottom="0.353cm"/>
    </style:style>
    <style:style style:name="List_20_Number" style:display-name="List Number" style:family="paragraph" style:parent-style-name="Standard" style:default-outline-level="" style:list-style-name="">
      <style:paragraph-properties fo:margin-top="0cm" fo:margin-bottom="0.353cm"/>
    </style:style>
    <style:style style:name="List_20_Number_20_2" style:display-name="List Number 2" style:family="paragraph" style:parent-style-name="Standard" style:default-outline-level="" style:list-style-name="">
      <style:paragraph-properties fo:margin-top="0cm" fo:margin-bottom="0.353cm"/>
    </style:style>
    <style:style style:name="List_20_Number_20_3" style:display-name="List Number 3" style:family="paragraph" style:parent-style-name="Standard" style:default-outline-level="" style:list-style-name="">
      <style:paragraph-properties fo:margin-top="0cm" fo:margin-bottom="0.353cm"/>
    </style:style>
    <style:style style:name="List_20_Continue" style:display-name="List Continue" style:family="paragraph" style:parent-style-name="Standard" style:default-outline-level="" style:list-style-name="">
      <style:paragraph-properties fo:margin-top="0cm" fo:margin-bottom="0.212cm"/>
    </style:style>
    <style:style style:name="List_20_Continue_20_2" style:display-name="List Continue 2" style:family="paragraph" style:parent-style-name="Standard" style:default-outline-level="" style:list-style-name="">
      <style:paragraph-properties fo:margin-top="0cm" fo:margin-bottom="0.212cm"/>
    </style:style>
    <style:style style:name="List_20_Continue_20_3" style:display-name="List Continue 3" style:family="paragraph" style:parent-style-name="Standard" style:default-outline-level="" style:list-style-name="">
      <style:paragraph-properties fo:margin-top="0cm" fo:margin-bottom="0.212cm"/>
    </style:style>
    <style:style style:name="macro" style:family="paragraph" style:default-outline-level="" style:list-style-name="">
      <style:paragraph-properties fo:margin-top="0cm" fo:margin-bottom="0.353cm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fo:color="#00000a" style:font-name="Courier" fo:font-size="10pt" fo:language="en" fo:country="US" style:letter-kerning="true" style:font-name-asian="ＭＳ 明朝" style:font-size-asian="10pt" style:language-asian="en" style:country-asian="US" style:font-name-complex="F" style:font-size-complex="10pt" style:language-complex="ar" style:country-complex="SA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top="0.353cm" fo:margin-bottom="0.494cm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default-outline-level="" style:list-style-name=""/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name-asian="ＭＳ ゴシック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name-asian="ＭＳ ゴシック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name-asian="ＭＳ ゴシック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name-asian="ＭＳ ゴシック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name-asian="ＭＳ ゴシック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name-asian="ＭＳ ゴシック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asian="ＭＳ ゴシック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name-asian="ＭＳ ゴシック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name-asian="ＭＳ ゴシック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name-asian="ＭＳ ゴシック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name-asian="ＭＳ ゴシック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12-23T23:15:00</meta:creation-date>
    <meta:initial-creator>python-docx</meta:initial-creator>
    <dc:description>generated by python-docx</dc:description>
    <dc:language>en-US</dc:language>
    <dc:date>2025-10-30T15:47:39.52</dc:date>
    <meta:editing-cycles>2</meta:editing-cycles>
    <meta:editing-duration>PT4S</meta:editing-duration>
    <meta:generator>OpenOffice/4.1.15$Win32 OpenOffice.org_project/4115m2$Build-9813</meta:generator>
    <meta:document-statistic meta:table-count="0" meta:image-count="0" meta:object-count="0" meta:page-count="7" meta:paragraph-count="180" meta:word-count="1272" meta:character-count="9192"/>
    <dc:creator>Alex Lopez</dc:creator>
    <meta:user-defined meta:name="AppVersion">15.0000</meta:user-defined>
    <meta:template xlink:type="simple" xlink:actuate="onRequest" xlink:title="Normal.dotm" xlink:href=""/>
  </office:meta>
</office:document-meta>
</file>